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8dd3c7"/>
    </style:style>
    <style:style style:name="gr2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35cm" svg:stroke-color="#000000" draw:stroke-linejoin="miter" svg:stroke-linecap="butt" draw:fill="solid" draw:fill-color="#fb8072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0.83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2.5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35cm" svg:stroke-color="#000000" draw:stroke-linejoin="miter" svg:stroke-linecap="butt" draw:fill="solid" draw:fill-color="#000000" fo:padding-top="0.017cm" fo:padding-bottom="0.017cm" fo:padding-left="0.017cm" fo:padding-right="0.017cm"/>
    </style:style>
    <style:style style:name="gr7" style:family="graphic" style:parent-style-name="standard">
      <style:graphic-properties draw:stroke="solid" svg:stroke-width="0.035cm" svg:stroke-color="#000000" draw:stroke-linejoin="miter" svg:stroke-linecap="butt" draw:fill="solid" draw:fill-color="#bebada" fo:padding-top="0.017cm" fo:padding-bottom="0.017cm" fo:padding-left="0.017cm" fo:padding-right="0.017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2.635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35cm" svg:stroke-color="#000000" draw:stroke-linejoin="miter" svg:stroke-linecap="butt" draw:fill="solid" draw:fill-color="#ffffb3" fo:padding-top="0.017cm" fo:padding-bottom="0.017cm" fo:padding-left="0.017cm" fo:padding-right="0.017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0.75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2.10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0.77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3.554cm" fo:padding-top="0cm" fo:padding-bottom="0cm" fo:padding-left="0cm" fo:padding-right="0cm"/>
    </style:style>
    <style:style style:name="gr14" style:family="graphic" style:parent-style-name="standard">
      <style:graphic-properties draw:stroke="solid" svg:stroke-width="0.035cm" svg:stroke-color="#000000" draw:stroke-linejoin="miter" svg:stroke-linecap="butt" draw:fill="solid" draw:fill-color="#fccde5" fo:padding-top="0.017cm" fo:padding-bottom="0.017cm" fo:padding-left="0.017cm" fo:padding-right="0.017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3.52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2.13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2.081cm" fo:padding-top="0cm" fo:padding-bottom="0cm" fo:padding-left="0cm" fo:padding-right="0cm"/>
    </style:style>
    <style:style style:name="gr18" style:family="graphic" style:parent-style-name="standard">
      <style:graphic-properties draw:stroke="solid" svg:stroke-width="0.035cm" svg:stroke-color="#000000" draw:stroke-linejoin="miter" svg:stroke-linecap="butt" draw:fill="solid" draw:fill-color="#fdb462" fo:padding-top="0.017cm" fo:padding-bottom="0.017cm" fo:padding-left="0.017cm" fo:padding-right="0.017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2.826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3.18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0.493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0.861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2.30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1.08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2.2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2.995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1.001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2.47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1.251cm" fo:padding-top="0cm" fo:padding-bottom="0cm" fo:padding-left="0cm" fo:padding-right="0cm"/>
    </style:style>
    <style:style style:name="gr30" style:family="graphic" style:parent-style-name="standard">
      <style:graphic-properties svg:stroke-color="#000000" draw:fill="none" draw:textarea-vertical-align="middle" draw:auto-grow-height="false" fo:min-height="18.659cm" fo:min-width="0.32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1.247cm"/>
    </style:style>
    <style:style style:name="P1" style:family="paragraph">
      <loext:graphic-properties draw:fill="solid" draw:fill-color="#8dd3c7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b8072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bebada"/>
    </style:style>
    <style:style style:name="P8" style:family="paragraph">
      <loext:graphic-properties draw:fill="solid" draw:fill-color="#ffffb3"/>
    </style:style>
    <style:style style:name="P9" style:family="paragraph">
      <loext:graphic-properties draw:fill="solid" draw:fill-color="#fccde5"/>
    </style:style>
    <style:style style:name="P10" style:family="paragraph">
      <loext:graphic-properties draw:fill="solid" draw:fill-color="#fdb462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color="#000000" style:font-name="Nimbus Roman No9 L" fo:font-size="14pt" style:font-size-asian="14pt" style:font-name-complex="Nimbus Roman No9 L" style:font-size-complex="14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3.316cm" svg:height="2.047cm" svg:x="3.394cm" svg:y="65.081cm" svg:viewBox="0 0 3317 2048" svg:d="M3317 1023c0 565-742 1025-1658 1025s-1659-460-1659-1025 743-1023 1659-1023 1658 458 1658 1023z">
          <text:p/>
        </draw:path>
        <draw:path draw:style-name="gr2" draw:text-style-name="P2" draw:layer="layout" svg:width="3.316cm" svg:height="2.047cm" svg:x="3.394cm" svg:y="65.081cm" svg:viewBox="0 0 3317 2048" svg:d="M3317 1023c0 565-742 1025-1658 1025s-1659-460-1659-1025 743-1023 1659-1023 1658 458 1658 1023z">
          <text:p/>
        </draw:path>
        <draw:polygon draw:style-name="gr3" draw:text-style-name="P3" draw:layer="layout" svg:width="3.316cm" svg:height="2.046cm" svg:x="3.394cm" svg:y="61.765cm" svg:viewBox="0 0 3317 2047" draw:points="0,0 3317,0 3317,2047 0,2047">
          <text:p/>
        </draw:polygon>
        <draw:frame draw:style-name="gr4" draw:text-style-name="P5" draw:layer="layout" svg:width="0.832cm" svg:height="0.662cm" svg:x="4.647cm" svg:y="65.714cm">
          <draw:text-box>
            <text:p text:style-name="P4"><text:span text:style-name="T1">data</text:span></text:p>
          </draw:text-box>
        </draw:frame>
        <draw:frame draw:style-name="gr5" draw:text-style-name="P5" draw:layer="layout" svg:width="2.5cm" svg:height="0.662cm" svg:x="3.853cm" svg:y="62.134cm">
          <draw:text-box>
            <text:p text:style-name="P4"><text:span text:style-name="T1">Convolution</text:span></text:p>
          </draw:text-box>
        </draw:frame>
        <draw:path draw:style-name="gr2" draw:text-style-name="P2" draw:layer="layout" svg:width="0cm" svg:height="0.896cm" svg:x="5.052cm" svg:y="64.177cm" svg:viewBox="0 0 0 897" svg:d="M0 0c0 301 0 613 0 897">
          <text:p/>
        </draw:path>
        <draw:polygon draw:style-name="gr6" draw:text-style-name="P6" draw:layer="layout" svg:width="0.318cm" svg:height="0.353cm" svg:x="4.893cm" svg:y="63.819cm" svg:viewBox="0 0 319 354" draw:points="160,0 0,354 160,178 160,354 160,178 319,354">
          <text:p/>
        </draw:polygon>
        <draw:polygon draw:style-name="gr7" draw:text-style-name="P7" draw:layer="layout" svg:width="3.316cm" svg:height="2.046cm" svg:x="3.394cm" svg:y="58.449cm" svg:viewBox="0 0 3317 2047" draw:points="0,0 3317,0 3317,2047 0,2047">
          <text:p/>
        </draw:polygon>
        <draw:frame draw:style-name="gr8" draw:text-style-name="P5" draw:layer="layout" svg:width="2.635cm" svg:height="0.662cm" svg:x="3.765cm" svg:y="62.663cm">
          <draw:text-box>
            <text:p text:style-name="P4"><text:span text:style-name="T1">3x3/1x1, 256</text:span></text:p>
          </draw:text-box>
        </draw:frame>
        <draw:path draw:style-name="gr2" draw:text-style-name="P2" draw:layer="layout" svg:width="0cm" svg:height="0.896cm" svg:x="5.052cm" svg:y="60.861cm" svg:viewBox="0 0 0 897" svg:d="M0 0c0 301 0 613 0 897">
          <text:p/>
        </draw:path>
        <draw:polygon draw:style-name="gr6" draw:text-style-name="P6" draw:layer="layout" svg:width="0.318cm" svg:height="0.353cm" svg:x="4.893cm" svg:y="60.503cm" svg:viewBox="0 0 319 354" draw:points="160,0 0,354 160,177 160,354 160,177 319,354">
          <text:p/>
        </draw:polygon>
        <draw:polygon draw:style-name="gr9" draw:text-style-name="P8" draw:layer="layout" svg:width="3.316cm" svg:height="2.046cm" svg:x="3.394cm" svg:y="55.133cm" svg:viewBox="0 0 3317 2047" draw:points="0,0 3317,0 3317,2047 0,2047">
          <text:p/>
        </draw:polygon>
        <draw:frame draw:style-name="gr10" draw:text-style-name="P5" draw:layer="layout" svg:width="0.751cm" svg:height="0.662cm" svg:x="4.682cm" svg:y="59.082cm">
          <draw:text-box>
            <text:p text:style-name="P4"><text:span text:style-name="T1">bn0</text:span></text:p>
          </draw:text-box>
        </draw:frame>
        <draw:frame draw:style-name="gr11" draw:text-style-name="P5" draw:layer="layout" svg:width="2.106cm" svg:height="0.662cm" svg:x="4.03cm" svg:y="55.501cm">
          <draw:text-box>
            <text:p text:style-name="P4"><text:span text:style-name="T1">Activation</text:span></text:p>
          </draw:text-box>
        </draw:frame>
        <draw:path draw:style-name="gr2" draw:text-style-name="P2" draw:layer="layout" svg:width="0cm" svg:height="0.896cm" svg:x="5.052cm" svg:y="57.545cm" svg:viewBox="0 0 0 897" svg:d="M0 0c0 300 0 613 0 897">
          <text:p/>
        </draw:path>
        <draw:polygon draw:style-name="gr6" draw:text-style-name="P6" draw:layer="layout" svg:width="0.318cm" svg:height="0.353cm" svg:x="4.893cm" svg:y="57.187cm" svg:viewBox="0 0 319 354" draw:points="160,0 0,354 160,178 160,354 160,178 319,354">
          <text:p/>
        </draw:polygon>
        <draw:polygon draw:style-name="gr3" draw:text-style-name="P3" draw:layer="layout" svg:width="3.316cm" svg:height="2.046cm" svg:x="4.735cm" svg:y="51.817cm" svg:viewBox="0 0 3317 2047" draw:points="0,0 3317,0 3317,2047 0,2047">
          <text:p/>
        </draw:polygon>
        <draw:frame draw:style-name="gr12" draw:text-style-name="P5" draw:layer="layout" svg:width="0.777cm" svg:height="0.662cm" svg:x="4.665cm" svg:y="56.031cm">
          <draw:text-box>
            <text:p text:style-name="P4"><text:span text:style-name="T1">relu</text:span></text:p>
          </draw:text-box>
        </draw:frame>
        <draw:frame draw:style-name="gr5" draw:text-style-name="P5" draw:layer="layout" svg:width="2.5cm" svg:height="0.662cm" svg:x="5.194cm" svg:y="52.185cm">
          <draw:text-box>
            <text:p text:style-name="P4"><text:span text:style-name="T1">Convolution</text:span></text:p>
          </draw:text-box>
        </draw:frame>
        <draw:path draw:style-name="gr2" draw:text-style-name="P2" draw:layer="layout" svg:width="0.374cm" svg:height="0.927cm" svg:x="5.469cm" svg:y="54.199cm" svg:viewBox="0 0 375 928" svg:d="M375 0c-126 311-257 634-375 928">
          <text:p/>
        </draw:path>
        <draw:polygon draw:style-name="gr6" draw:text-style-name="P6" draw:layer="layout" svg:width="0.294cm" svg:height="0.387cm" svg:x="5.697cm" svg:y="53.871cm" svg:viewBox="0 0 295 388" draw:points="280,0 0,268 214,164 148,328 214,164 295,388">
          <text:p/>
        </draw:polygon>
        <draw:polygon draw:style-name="gr7" draw:text-style-name="P7" draw:layer="layout" svg:width="3.316cm" svg:height="2.046cm" svg:x="4.735cm" svg:y="48.501cm" svg:viewBox="0 0 3317 2047" draw:points="0,0 3317,0 3317,2047 0,2047">
          <text:p/>
        </draw:polygon>
        <draw:frame draw:style-name="gr8" draw:text-style-name="P5" draw:layer="layout" svg:width="2.635cm" svg:height="0.662cm" svg:x="5.106cm" svg:y="52.715cm">
          <draw:text-box>
            <text:p text:style-name="P4"><text:span text:style-name="T1">3x3/1x1, 256</text:span></text:p>
          </draw:text-box>
        </draw:frame>
        <draw:path draw:style-name="gr2" draw:text-style-name="P2" draw:layer="layout" svg:width="0cm" svg:height="0.896cm" svg:x="6.393cm" svg:y="50.913cm" svg:viewBox="0 0 0 897" svg:d="M0 0c0 300 0 613 0 897">
          <text:p/>
        </draw:path>
        <draw:polygon draw:style-name="gr6" draw:text-style-name="P6" draw:layer="layout" svg:width="0.318cm" svg:height="0.353cm" svg:x="6.234cm" svg:y="50.555cm" svg:viewBox="0 0 319 354" draw:points="159,0 0,354 159,177 159,354 159,177 319,354">
          <text:p/>
        </draw:polygon>
        <draw:polygon draw:style-name="gr9" draw:text-style-name="P8" draw:layer="layout" svg:width="3.316cm" svg:height="2.046cm" svg:x="4.735cm" svg:y="45.185cm" svg:viewBox="0 0 3317 2047" draw:points="0,0 3317,0 3317,2047 0,2047">
          <text:p/>
        </draw:polygon>
        <draw:frame draw:style-name="gr13" draw:text-style-name="P5" draw:layer="layout" svg:width="3.554cm" svg:height="0.662cm" svg:x="4.682cm" svg:y="49.134cm">
          <draw:text-box>
            <text:p text:style-name="P4"><text:span text:style-name="T1">stage1_unit1_bn1</text:span></text:p>
          </draw:text-box>
        </draw:frame>
        <draw:frame draw:style-name="gr11" draw:text-style-name="P5" draw:layer="layout" svg:width="2.106cm" svg:height="0.662cm" svg:x="5.37cm" svg:y="45.553cm">
          <draw:text-box>
            <text:p text:style-name="P4"><text:span text:style-name="T1">Activation</text:span></text:p>
          </draw:text-box>
        </draw:frame>
        <draw:path draw:style-name="gr2" draw:text-style-name="P2" draw:layer="layout" svg:width="0cm" svg:height="0.896cm" svg:x="6.393cm" svg:y="47.597cm" svg:viewBox="0 0 0 897" svg:d="M0 0c0 300 0 613 0 897">
          <text:p/>
        </draw:path>
        <draw:polygon draw:style-name="gr6" draw:text-style-name="P6" draw:layer="layout" svg:width="0.318cm" svg:height="0.353cm" svg:x="6.234cm" svg:y="47.239cm" svg:viewBox="0 0 319 354" draw:points="159,0 0,354 159,176 159,354 159,176 319,354">
          <text:p/>
        </draw:polygon>
        <draw:polygon draw:style-name="gr3" draw:text-style-name="P3" draw:layer="layout" svg:width="3.316cm" svg:height="2.046cm" svg:x="4.735cm" svg:y="41.869cm" svg:viewBox="0 0 3317 2047" draw:points="0,0 3317,0 3317,2047 0,2047">
          <text:p/>
        </draw:polygon>
        <draw:frame draw:style-name="gr12" draw:text-style-name="P5" draw:layer="layout" svg:width="0.777cm" svg:height="0.662cm" svg:x="6.005cm" svg:y="46.082cm">
          <draw:text-box>
            <text:p text:style-name="P4"><text:span text:style-name="T1">relu</text:span></text:p>
          </draw:text-box>
        </draw:frame>
        <draw:frame draw:style-name="gr5" draw:text-style-name="P5" draw:layer="layout" svg:width="2.5cm" svg:height="0.662cm" svg:x="5.194cm" svg:y="42.237cm">
          <draw:text-box>
            <text:p text:style-name="P4"><text:span text:style-name="T1">Convolution</text:span></text:p>
          </draw:text-box>
        </draw:frame>
        <draw:path draw:style-name="gr2" draw:text-style-name="P2" draw:layer="layout" svg:width="0cm" svg:height="0.896cm" svg:x="6.393cm" svg:y="44.28cm" svg:viewBox="0 0 0 897" svg:d="M0 0c0 301 0 614 0 897">
          <text:p/>
        </draw:path>
        <draw:polygon draw:style-name="gr6" draw:text-style-name="P6" draw:layer="layout" svg:width="0.318cm" svg:height="0.353cm" svg:x="6.234cm" svg:y="43.923cm" svg:viewBox="0 0 319 354" draw:points="159,0 0,354 159,176 159,354 159,176 319,354">
          <text:p/>
        </draw:polygon>
        <draw:polygon draw:style-name="gr7" draw:text-style-name="P7" draw:layer="layout" svg:width="3.316cm" svg:height="2.046cm" svg:x="4.735cm" svg:y="38.553cm" svg:viewBox="0 0 3317 2047" draw:points="0,0 3317,0 3317,2047 0,2047">
          <text:p/>
        </draw:polygon>
        <draw:frame draw:style-name="gr8" draw:text-style-name="P5" draw:layer="layout" svg:width="2.635cm" svg:height="0.662cm" svg:x="5.106cm" svg:y="42.766cm">
          <draw:text-box>
            <text:p text:style-name="P4"><text:span text:style-name="T1">3x3/1x1, 256</text:span></text:p>
          </draw:text-box>
        </draw:frame>
        <draw:path draw:style-name="gr2" draw:text-style-name="P2" draw:layer="layout" svg:width="0cm" svg:height="0.896cm" svg:x="6.393cm" svg:y="40.964cm" svg:viewBox="0 0 0 897" svg:d="M0 0c0 301 0 613 0 897">
          <text:p/>
        </draw:path>
        <draw:polygon draw:style-name="gr6" draw:text-style-name="P6" draw:layer="layout" svg:width="0.318cm" svg:height="0.352cm" svg:x="6.234cm" svg:y="40.607cm" svg:viewBox="0 0 319 353" draw:points="159,0 0,353 159,177 159,353 159,177 319,353">
          <text:p/>
        </draw:polygon>
        <draw:polygon draw:style-name="gr14" draw:text-style-name="P9" draw:layer="layout" svg:width="3.316cm" svg:height="2.047cm" svg:x="3.394cm" svg:y="35.236cm" svg:viewBox="0 0 3317 2048" draw:points="0,0 3317,0 3317,2048 0,2048">
          <text:p/>
        </draw:polygon>
        <draw:frame draw:style-name="gr13" draw:text-style-name="P5" draw:layer="layout" svg:width="3.554cm" svg:height="0.662cm" svg:x="4.682cm" svg:y="39.185cm">
          <draw:text-box>
            <text:p text:style-name="P4"><text:span text:style-name="T1">stage1_unit1_bn2</text:span></text:p>
          </draw:text-box>
        </draw:frame>
        <draw:path draw:style-name="gr2" draw:text-style-name="P2" draw:layer="layout" svg:width="0.972cm" svg:height="17.476cm" svg:x="3.747cm" svg:y="37.647cm" svg:viewBox="0 0 973 17477" svg:d="M870 0c-381 1331-870 3405-870 5245v6633c0 2013 586 4305 973 5599">
          <text:p/>
        </draw:path>
        <draw:polygon draw:style-name="gr6" draw:text-style-name="P6" draw:layer="layout" svg:width="0.305cm" svg:height="0.384cm" svg:x="4.468cm" svg:y="37.292cm" svg:viewBox="0 0 306 385" draw:points="251,0 0,295 202,171 153,340 202,171 306,385">
          <text:p/>
        </draw:polygon>
        <draw:path draw:style-name="gr2" draw:text-style-name="P2" draw:layer="layout" svg:width="0.374cm" svg:height="0.926cm" svg:x="5.602cm" svg:y="37.619cm" svg:viewBox="0 0 375 927" svg:d="M0 0c125 310 257 634 375 927">
          <text:p/>
        </draw:path>
        <draw:polygon draw:style-name="gr6" draw:text-style-name="P6" draw:layer="layout" svg:width="0.294cm" svg:height="0.386cm" svg:x="5.454cm" svg:y="37.291cm" svg:viewBox="0 0 295 387" draw:points="15,0 0,387 81,163 147,327 81,163 295,267">
          <text:p/>
        </draw:polygon>
        <draw:frame draw:style-name="gr15" draw:text-style-name="P5" draw:layer="layout" svg:width="3.524cm" svg:height="0.662cm" svg:x="3.359cm" svg:y="35.869cm">
          <draw:text-box>
            <text:p text:style-name="P4"><text:span text:style-name="T1">stage1_unit1_add</text:span></text:p>
          </draw:text-box>
        </draw:frame>
        <draw:polygon draw:style-name="gr9" draw:text-style-name="P8" draw:layer="layout" svg:width="3.316cm" svg:height="2.046cm" svg:x="3.386cm" svg:y="31.956cm" svg:viewBox="0 0 3317 2047" draw:points="0,0 3317,0 3317,2047 0,2047">
          <text:p/>
        </draw:polygon>
        <draw:frame draw:style-name="gr11" draw:text-style-name="P5" draw:layer="layout" svg:width="2.106cm" svg:height="0.662cm" svg:x="4.022cm" svg:y="32.324cm">
          <draw:text-box>
            <text:p text:style-name="P4"><text:span text:style-name="T1">Activation</text:span></text:p>
          </draw:text-box>
        </draw:frame>
        <draw:path draw:style-name="gr2" draw:text-style-name="P2" draw:layer="layout" svg:width="0cm" svg:height="0.896cm" svg:x="5.044cm" svg:y="34.367cm" svg:viewBox="0 0 0 897" svg:d="M0 0c0 301 0 614 0 897">
          <text:p/>
        </draw:path>
        <draw:polygon draw:style-name="gr6" draw:text-style-name="P6" draw:layer="layout" svg:width="0.318cm" svg:height="0.353cm" svg:x="4.885cm" svg:y="34.01cm" svg:viewBox="0 0 319 354" draw:points="160,0 0,354 160,176 160,354 160,176 319,354">
          <text:p/>
        </draw:polygon>
        <draw:polygon draw:style-name="gr3" draw:text-style-name="P3" draw:layer="layout" svg:width="3.316cm" svg:height="2.046cm" svg:x="1.411cm" svg:y="28.64cm" svg:viewBox="0 0 3317 2047" draw:points="0,0 3317,0 3317,2047 0,2047">
          <text:p/>
        </draw:polygon>
        <draw:frame draw:style-name="gr12" draw:text-style-name="P5" draw:layer="layout" svg:width="0.777cm" svg:height="0.662cm" svg:x="4.657cm" svg:y="32.853cm">
          <draw:text-box>
            <text:p text:style-name="P4"><text:span text:style-name="T1">relu</text:span></text:p>
          </draw:text-box>
        </draw:frame>
        <draw:frame draw:style-name="gr5" draw:text-style-name="P5" draw:layer="layout" svg:width="2.5cm" svg:height="0.662cm" svg:x="1.87cm" svg:y="29.008cm">
          <draw:text-box>
            <text:p text:style-name="P4"><text:span text:style-name="T1">Convolution</text:span></text:p>
          </draw:text-box>
        </draw:frame>
        <draw:path draw:style-name="gr2" draw:text-style-name="P2" draw:layer="layout" svg:width="0.563cm" svg:height="0.946cm" svg:x="3.867cm" svg:y="31.002cm" svg:viewBox="0 0 564 947" svg:d="M0 0c188 315 386 648 564 947">
          <text:p/>
        </draw:path>
        <draw:polygon draw:style-name="gr6" draw:text-style-name="P6" draw:layer="layout" svg:width="0.317cm" svg:height="0.384cm" svg:x="3.683cm" svg:y="30.694cm" svg:viewBox="0 0 318 385" draw:points="0,0 44,385 90,152 181,304 90,152 318,222">
          <text:p/>
        </draw:polygon>
        <draw:polygon draw:style-name="gr7" draw:text-style-name="P7" draw:layer="layout" svg:width="3.316cm" svg:height="2.047cm" svg:x="1.411cm" svg:y="25.323cm" svg:viewBox="0 0 3317 2048" draw:points="0,0 3317,0 3317,2048 0,2048">
          <text:p/>
        </draw:polygon>
        <draw:frame draw:style-name="gr16" draw:text-style-name="P5" draw:layer="layout" svg:width="2.136cm" svg:height="0.662cm" svg:x="2.028cm" svg:y="29.537cm">
          <draw:text-box>
            <text:p text:style-name="P4"><text:span text:style-name="T1">1x1/1x1, 1</text:span></text:p>
          </draw:text-box>
        </draw:frame>
        <draw:path draw:style-name="gr2" draw:text-style-name="P2" draw:layer="layout" svg:width="0cm" svg:height="0.896cm" svg:x="3.069cm" svg:y="27.735cm" svg:viewBox="0 0 0 897" svg:d="M0 0c0 301 0 613 0 897">
          <text:p/>
        </draw:path>
        <draw:polygon draw:style-name="gr6" draw:text-style-name="P6" draw:layer="layout" svg:width="0.317cm" svg:height="0.352cm" svg:x="2.91cm" svg:y="27.378cm" svg:viewBox="0 0 318 353" draw:points="160,0 0,353 160,176 160,353 160,176 318,353">
          <text:p/>
        </draw:polygon>
        <draw:polygon draw:style-name="gr9" draw:text-style-name="P8" draw:layer="layout" svg:width="3.316cm" svg:height="2.046cm" svg:x="1.411cm" svg:y="22.007cm" svg:viewBox="0 0 3317 2047" draw:points="0,0 3317,0 3317,2047 0,2047">
          <text:p/>
        </draw:polygon>
        <draw:frame draw:style-name="gr17" draw:text-style-name="P5" draw:layer="layout" svg:width="2.081cm" svg:height="0.662cm" svg:x="2.064cm" svg:y="25.956cm">
          <draw:text-box>
            <text:p text:style-name="P4"><text:span text:style-name="T1">bn0_value</text:span></text:p>
          </draw:text-box>
        </draw:frame>
        <draw:frame draw:style-name="gr11" draw:text-style-name="P5" draw:layer="layout" svg:width="2.106cm" svg:height="0.662cm" svg:x="2.046cm" svg:y="22.376cm">
          <draw:text-box>
            <text:p text:style-name="P4"><text:span text:style-name="T1">Activation</text:span></text:p>
          </draw:text-box>
        </draw:frame>
        <draw:path draw:style-name="gr2" draw:text-style-name="P2" draw:layer="layout" svg:width="0cm" svg:height="0.896cm" svg:x="3.069cm" svg:y="24.419cm" svg:viewBox="0 0 0 897" svg:d="M0 0c0 301 0 613 0 897">
          <text:p/>
        </draw:path>
        <draw:polygon draw:style-name="gr6" draw:text-style-name="P6" draw:layer="layout" svg:width="0.317cm" svg:height="0.353cm" svg:x="2.91cm" svg:y="24.061cm" svg:viewBox="0 0 318 354" draw:points="160,0 0,354 160,178 160,354 160,178 318,354">
          <text:p/>
        </draw:polygon>
        <draw:polygon draw:style-name="gr18" draw:text-style-name="P10" draw:layer="layout" svg:width="3.316cm" svg:height="2.046cm" svg:x="1.411cm" svg:y="18.691cm" svg:viewBox="0 0 3317 2047" draw:points="0,0 3317,0 3317,2047 0,2047">
          <text:p/>
        </draw:polygon>
        <draw:frame draw:style-name="gr12" draw:text-style-name="P5" draw:layer="layout" svg:width="0.777cm" svg:height="0.662cm" svg:x="2.681cm" svg:y="22.905cm">
          <draw:text-box>
            <text:p text:style-name="P4"><text:span text:style-name="T1">relu</text:span></text:p>
          </draw:text-box>
        </draw:frame>
        <draw:path draw:style-name="gr2" draw:text-style-name="P2" draw:layer="layout" svg:width="0cm" svg:height="0.896cm" svg:x="3.069cm" svg:y="21.103cm" svg:viewBox="0 0 0 897" svg:d="M0 0c0 301 0 613 0 897">
          <text:p/>
        </draw:path>
        <draw:polygon draw:style-name="gr6" draw:text-style-name="P6" draw:layer="layout" svg:width="0.317cm" svg:height="0.353cm" svg:x="2.91cm" svg:y="20.745cm" svg:viewBox="0 0 318 354" draw:points="160,0 0,354 160,177 160,354 160,177 318,354">
          <text:p/>
        </draw:polygon>
        <draw:polygon draw:style-name="gr3" draw:text-style-name="P3" draw:layer="layout" svg:width="3.316cm" svg:height="2.046cm" svg:x="1.411cm" svg:y="15.375cm" svg:viewBox="0 0 3317 2047" draw:points="0,0 3317,0 3317,2047 0,2047">
          <text:p/>
        </draw:polygon>
        <draw:frame draw:style-name="gr19" draw:text-style-name="P5" draw:layer="layout" svg:width="2.826cm" svg:height="0.662cm" svg:x="1.693cm" svg:y="19.324cm">
          <draw:text-box>
            <text:p text:style-name="P4"><text:span text:style-name="T1">flatten0_value</text:span></text:p>
          </draw:text-box>
        </draw:frame>
        <draw:frame draw:style-name="gr20" draw:text-style-name="P5" draw:layer="layout" svg:width="3.185cm" svg:height="0.662cm" svg:x="1.535cm" svg:y="15.743cm">
          <draw:text-box>
            <text:p text:style-name="P4"><text:span text:style-name="T1">FullyConnected</text:span></text:p>
          </draw:text-box>
        </draw:frame>
        <draw:path draw:style-name="gr2" draw:text-style-name="P2" draw:layer="layout" svg:width="0cm" svg:height="0.896cm" svg:x="3.069cm" svg:y="17.787cm" svg:viewBox="0 0 0 897" svg:d="M0 0c0 300 0 613 0 897">
          <text:p/>
        </draw:path>
        <draw:polygon draw:style-name="gr6" draw:text-style-name="P6" draw:layer="layout" svg:width="0.317cm" svg:height="0.353cm" svg:x="2.91cm" svg:y="17.429cm" svg:viewBox="0 0 318 354" draw:points="160,0 0,354 160,177 160,354 160,177 318,354">
          <text:p/>
        </draw:polygon>
        <draw:polygon draw:style-name="gr9" draw:text-style-name="P8" draw:layer="layout" svg:width="3.316cm" svg:height="2.046cm" svg:x="1.411cm" svg:y="12.059cm" svg:viewBox="0 0 3317 2047" draw:points="0,0 3317,0 3317,2047 0,2047">
          <text:p/>
        </draw:polygon>
        <draw:frame draw:style-name="gr10" draw:text-style-name="P5" draw:layer="layout" svg:width="0.751cm" svg:height="0.662cm" svg:x="2.699cm" svg:y="16.273cm">
          <draw:text-box>
            <text:p text:style-name="P4"><text:span text:style-name="T1">256</text:span></text:p>
          </draw:text-box>
        </draw:frame>
        <draw:frame draw:style-name="gr11" draw:text-style-name="P5" draw:layer="layout" svg:width="2.106cm" svg:height="0.662cm" svg:x="2.046cm" svg:y="12.427cm">
          <draw:text-box>
            <text:p text:style-name="P4"><text:span text:style-name="T1">Activation</text:span></text:p>
          </draw:text-box>
        </draw:frame>
        <draw:path draw:style-name="gr2" draw:text-style-name="P2" draw:layer="layout" svg:width="0cm" svg:height="0.896cm" svg:x="3.069cm" svg:y="14.471cm" svg:viewBox="0 0 0 897" svg:d="M0 0c0 300 0 613 0 897">
          <text:p/>
        </draw:path>
        <draw:polygon draw:style-name="gr6" draw:text-style-name="P6" draw:layer="layout" svg:width="0.317cm" svg:height="0.353cm" svg:x="2.91cm" svg:y="14.113cm" svg:viewBox="0 0 318 354" draw:points="160,0 0,354 160,177 160,354 160,177 318,354">
          <text:p/>
        </draw:polygon>
        <draw:polygon draw:style-name="gr3" draw:text-style-name="P3" draw:layer="layout" svg:width="3.316cm" svg:height="2.046cm" svg:x="1.411cm" svg:y="8.743cm" svg:viewBox="0 0 3317 2047" draw:points="0,0 3317,0 3317,2047 0,2047">
          <text:p/>
        </draw:polygon>
        <draw:frame draw:style-name="gr12" draw:text-style-name="P5" draw:layer="layout" svg:width="0.777cm" svg:height="0.662cm" svg:x="2.681cm" svg:y="12.957cm">
          <draw:text-box>
            <text:p text:style-name="P4"><text:span text:style-name="T1">relu</text:span></text:p>
          </draw:text-box>
        </draw:frame>
        <draw:frame draw:style-name="gr20" draw:text-style-name="P5" draw:layer="layout" svg:width="3.185cm" svg:height="0.662cm" svg:x="1.535cm" svg:y="9.111cm">
          <draw:text-box>
            <text:p text:style-name="P4"><text:span text:style-name="T1">FullyConnected</text:span></text:p>
          </draw:text-box>
        </draw:frame>
        <draw:path draw:style-name="gr2" draw:text-style-name="P2" draw:layer="layout" svg:width="0cm" svg:height="0.896cm" svg:x="3.069cm" svg:y="11.155cm" svg:viewBox="0 0 0 897" svg:d="M0 0c0 300 0 613 0 897">
          <text:p/>
        </draw:path>
        <draw:polygon draw:style-name="gr6" draw:text-style-name="P6" draw:layer="layout" svg:width="0.317cm" svg:height="0.353cm" svg:x="2.91cm" svg:y="10.797cm" svg:viewBox="0 0 318 354" draw:points="160,0 0,354 160,176 160,354 160,176 318,354">
          <text:p/>
        </draw:polygon>
        <draw:polygon draw:style-name="gr9" draw:text-style-name="P8" draw:layer="layout" svg:width="3.316cm" svg:height="2.046cm" svg:x="1.411cm" svg:y="5.427cm" svg:viewBox="0 0 3317 2047" draw:points="0,0 3317,0 3317,2047 0,2047">
          <text:p/>
        </draw:polygon>
        <draw:frame draw:style-name="gr21" draw:text-style-name="P5" draw:layer="layout" svg:width="0.493cm" svg:height="0.662cm" svg:x="2.946cm" svg:y="9.64cm">
          <draw:text-box>
            <text:p text:style-name="P4"><text:span text:style-name="T1">1</text:span></text:p>
          </draw:text-box>
        </draw:frame>
        <draw:frame draw:style-name="gr11" draw:text-style-name="P5" draw:layer="layout" svg:width="2.106cm" svg:height="0.662cm" svg:x="2.046cm" svg:y="5.795cm">
          <draw:text-box>
            <text:p text:style-name="P4"><text:span text:style-name="T1">Activation</text:span></text:p>
          </draw:text-box>
        </draw:frame>
        <draw:path draw:style-name="gr2" draw:text-style-name="P2" draw:layer="layout" svg:width="0cm" svg:height="0.896cm" svg:x="3.069cm" svg:y="7.839cm" svg:viewBox="0 0 0 897" svg:d="M0 0c0 300 0 613 0 897">
          <text:p/>
        </draw:path>
        <draw:polygon draw:style-name="gr6" draw:text-style-name="P6" draw:layer="layout" svg:width="0.317cm" svg:height="0.353cm" svg:x="2.91cm" svg:y="7.481cm" svg:viewBox="0 0 318 354" draw:points="160,0 0,354 160,177 160,354 160,177 318,354">
          <text:p/>
        </draw:polygon>
        <draw:path draw:style-name="gr1" draw:text-style-name="P1" draw:layer="layout" svg:width="3.316cm" svg:height="2.046cm" svg:x="5.362cm" svg:y="5.427cm" svg:viewBox="0 0 3317 2047" svg:d="M3317 1024c0 565-744 1023-1659 1023-916 0-1658-458-1658-1023s742-1024 1658-1024c915 0 1659 459 1659 1024z">
          <text:p/>
        </draw:path>
        <draw:path draw:style-name="gr2" draw:text-style-name="P2" draw:layer="layout" svg:width="3.316cm" svg:height="2.046cm" svg:x="5.362cm" svg:y="5.427cm" svg:viewBox="0 0 3317 2047" svg:d="M3317 1024c0 565-744 1023-1659 1023-916 0-1658-458-1658-1023s742-1024 1658-1024c915 0 1659 459 1659 1024z">
          <text:p/>
        </draw:path>
        <draw:frame draw:style-name="gr22" draw:text-style-name="P5" draw:layer="layout" svg:width="0.861cm" svg:height="0.662cm" svg:x="2.646cm" svg:y="6.324cm">
          <draw:text-box>
            <text:p text:style-name="P4"><text:span text:style-name="T1">tanh</text:span></text:p>
          </draw:text-box>
        </draw:frame>
        <draw:polygon draw:style-name="gr14" draw:text-style-name="P9" draw:layer="layout" svg:width="3.316cm" svg:height="2.046cm" svg:x="3.386cm" svg:y="2.111cm" svg:viewBox="0 0 3317 2047" draw:points="0,0 3317,0 3317,2047 0,2047">
          <text:p/>
        </draw:polygon>
        <draw:frame draw:style-name="gr23" draw:text-style-name="P5" draw:layer="layout" svg:width="2.301cm" svg:height="0.662cm" svg:x="5.909cm" svg:y="6.06cm">
          <draw:text-box>
            <text:p text:style-name="P4"><text:span text:style-name="T1">value_label</text:span></text:p>
          </draw:text-box>
        </draw:frame>
        <draw:path draw:style-name="gr2" draw:text-style-name="P2" draw:layer="layout" svg:width="0.563cm" svg:height="0.946cm" svg:x="3.683cm" svg:y="4.473cm" svg:viewBox="0 0 564 947" svg:d="M564 0c-189 316-386 648-564 947">
          <text:p/>
        </draw:path>
        <draw:polygon draw:style-name="gr6" draw:text-style-name="P6" draw:layer="layout" svg:width="0.317cm" svg:height="0.384cm" svg:x="4.113cm" svg:y="4.165cm" svg:viewBox="0 0 318 385" draw:points="318,0 0,223 228,151 136,304 228,151 274,385">
          <text:p/>
        </draw:polygon>
        <draw:path draw:style-name="gr2" draw:text-style-name="P2" draw:layer="layout" svg:width="0.606cm" svg:height="1.017cm" svg:x="5.84cm" svg:y="4.47cm" svg:viewBox="0 0 607 1018" svg:d="M0 0c203 341 417 700 607 1018">
          <text:p/>
        </draw:path>
        <draw:polygon draw:style-name="gr6" draw:text-style-name="P6" draw:layer="layout" svg:width="0.317cm" svg:height="0.384cm" svg:x="5.658cm" svg:y="4.165cm" svg:viewBox="0 0 318 385" draw:points="0,0 45,385 91,151 181,304 91,151 318,223">
          <text:p/>
        </draw:polygon>
        <draw:polygon draw:style-name="gr3" draw:text-style-name="P3" draw:layer="layout" svg:width="3.316cm" svg:height="2.046cm" svg:x="5.362cm" svg:y="28.64cm" svg:viewBox="0 0 3317 2047" draw:points="0,0 3317,0 3317,2047 0,2047">
          <text:p/>
        </draw:polygon>
        <draw:frame draw:style-name="gr24" draw:text-style-name="P5" draw:layer="layout" svg:width="1.082cm" svg:height="0.662cm" svg:x="4.516cm" svg:y="2.744cm">
          <draw:text-box>
            <text:p text:style-name="P4"><text:span text:style-name="T1">value</text:span></text:p>
          </draw:text-box>
        </draw:frame>
        <draw:frame draw:style-name="gr5" draw:text-style-name="P5" draw:layer="layout" svg:width="2.5cm" svg:height="0.662cm" svg:x="5.821cm" svg:y="29.008cm">
          <draw:text-box>
            <text:p text:style-name="P4"><text:span text:style-name="T1">Convolution</text:span></text:p>
          </draw:text-box>
        </draw:frame>
        <draw:path draw:style-name="gr2" draw:text-style-name="P2" draw:layer="layout" svg:width="0.564cm" svg:height="0.946cm" svg:x="5.658cm" svg:y="31.002cm" svg:viewBox="0 0 565 947" svg:d="M565 0c-188 315-387 648-565 947">
          <text:p/>
        </draw:path>
        <draw:polygon draw:style-name="gr6" draw:text-style-name="P6" draw:layer="layout" svg:width="0.317cm" svg:height="0.384cm" svg:x="6.089cm" svg:y="30.694cm" svg:viewBox="0 0 318 385" draw:points="318,0 0,222 227,152 137,304 227,152 273,385">
          <text:p/>
        </draw:polygon>
        <draw:polygon draw:style-name="gr7" draw:text-style-name="P7" draw:layer="layout" svg:width="3.316cm" svg:height="2.047cm" svg:x="5.362cm" svg:y="25.323cm" svg:viewBox="0 0 3317 2048" draw:points="0,0 3317,0 3317,2048 0,2048">
          <text:p/>
        </draw:polygon>
        <draw:frame draw:style-name="gr16" draw:text-style-name="P5" draw:layer="layout" svg:width="2.136cm" svg:height="0.662cm" svg:x="5.98cm" svg:y="29.537cm">
          <draw:text-box>
            <text:p text:style-name="P4"><text:span text:style-name="T1">1x1/1x1, 2</text:span></text:p>
          </draw:text-box>
        </draw:frame>
        <draw:path draw:style-name="gr2" draw:text-style-name="P2" draw:layer="layout" svg:width="0cm" svg:height="0.896cm" svg:x="7.02cm" svg:y="27.735cm" svg:viewBox="0 0 0 897" svg:d="M0 0c0 301 0 613 0 897">
          <text:p/>
        </draw:path>
        <draw:polygon draw:style-name="gr6" draw:text-style-name="P6" draw:layer="layout" svg:width="0.318cm" svg:height="0.352cm" svg:x="6.861cm" svg:y="27.378cm" svg:viewBox="0 0 319 353" draw:points="159,0 0,353 159,176 159,353 159,176 319,353">
          <text:p/>
        </draw:polygon>
        <draw:polygon draw:style-name="gr9" draw:text-style-name="P8" draw:layer="layout" svg:width="3.316cm" svg:height="2.046cm" svg:x="5.362cm" svg:y="22.007cm" svg:viewBox="0 0 3317 2047" draw:points="0,0 3317,0 3317,2047 0,2047">
          <text:p/>
        </draw:polygon>
        <draw:frame draw:style-name="gr25" draw:text-style-name="P5" draw:layer="layout" svg:width="2.25cm" svg:height="0.662cm" svg:x="5.944cm" svg:y="25.956cm">
          <draw:text-box>
            <text:p text:style-name="P4"><text:span text:style-name="T1">bn0_policy</text:span></text:p>
          </draw:text-box>
        </draw:frame>
        <draw:frame draw:style-name="gr11" draw:text-style-name="P5" draw:layer="layout" svg:width="2.106cm" svg:height="0.662cm" svg:x="5.997cm" svg:y="22.376cm">
          <draw:text-box>
            <text:p text:style-name="P4"><text:span text:style-name="T1">Activation</text:span></text:p>
          </draw:text-box>
        </draw:frame>
        <draw:path draw:style-name="gr2" draw:text-style-name="P2" draw:layer="layout" svg:width="0cm" svg:height="0.896cm" svg:x="7.02cm" svg:y="24.419cm" svg:viewBox="0 0 0 897" svg:d="M0 0c0 301 0 613 0 897">
          <text:p/>
        </draw:path>
        <draw:polygon draw:style-name="gr6" draw:text-style-name="P6" draw:layer="layout" svg:width="0.318cm" svg:height="0.353cm" svg:x="6.861cm" svg:y="24.061cm" svg:viewBox="0 0 319 354" draw:points="159,0 0,354 159,178 159,354 159,178 319,354">
          <text:p/>
        </draw:polygon>
        <draw:polygon draw:style-name="gr18" draw:text-style-name="P10" draw:layer="layout" svg:width="3.316cm" svg:height="2.046cm" svg:x="5.362cm" svg:y="18.691cm" svg:viewBox="0 0 3317 2047" draw:points="0,0 3317,0 3317,2047 0,2047">
          <text:p/>
        </draw:polygon>
        <draw:frame draw:style-name="gr12" draw:text-style-name="P5" draw:layer="layout" svg:width="0.777cm" svg:height="0.662cm" svg:x="6.632cm" svg:y="22.905cm">
          <draw:text-box>
            <text:p text:style-name="P4"><text:span text:style-name="T1">relu</text:span></text:p>
          </draw:text-box>
        </draw:frame>
        <draw:path draw:style-name="gr2" draw:text-style-name="P2" draw:layer="layout" svg:width="0cm" svg:height="0.896cm" svg:x="7.02cm" svg:y="21.103cm" svg:viewBox="0 0 0 897" svg:d="M0 0c0 301 0 613 0 897">
          <text:p/>
        </draw:path>
        <draw:polygon draw:style-name="gr6" draw:text-style-name="P6" draw:layer="layout" svg:width="0.318cm" svg:height="0.353cm" svg:x="6.861cm" svg:y="20.745cm" svg:viewBox="0 0 319 354" draw:points="159,0 0,354 159,177 159,354 159,177 319,354">
          <text:p/>
        </draw:polygon>
        <draw:polygon draw:style-name="gr3" draw:text-style-name="P3" draw:layer="layout" svg:width="3.316cm" svg:height="2.046cm" svg:x="5.362cm" svg:y="15.375cm" svg:viewBox="0 0 3317 2047" draw:points="0,0 3317,0 3317,2047 0,2047">
          <text:p/>
        </draw:polygon>
        <draw:frame draw:style-name="gr26" draw:text-style-name="P5" draw:layer="layout" svg:width="2.995cm" svg:height="0.662cm" svg:x="5.574cm" svg:y="19.324cm">
          <draw:text-box>
            <text:p text:style-name="P4"><text:span text:style-name="T1">flatten0_policy</text:span></text:p>
          </draw:text-box>
        </draw:frame>
        <draw:frame draw:style-name="gr20" draw:text-style-name="P5" draw:layer="layout" svg:width="3.185cm" svg:height="0.662cm" svg:x="5.486cm" svg:y="15.743cm">
          <draw:text-box>
            <text:p text:style-name="P4"><text:span text:style-name="T1">FullyConnected</text:span></text:p>
          </draw:text-box>
        </draw:frame>
        <draw:path draw:style-name="gr2" draw:text-style-name="P2" draw:layer="layout" svg:width="0cm" svg:height="0.896cm" svg:x="7.02cm" svg:y="17.787cm" svg:viewBox="0 0 0 897" svg:d="M0 0c0 300 0 613 0 897">
          <text:p/>
        </draw:path>
        <draw:polygon draw:style-name="gr6" draw:text-style-name="P6" draw:layer="layout" svg:width="0.318cm" svg:height="0.353cm" svg:x="6.861cm" svg:y="17.429cm" svg:viewBox="0 0 319 354" draw:points="159,0 0,354 159,177 159,354 159,177 319,354">
          <text:p/>
        </draw:polygon>
        <draw:path draw:style-name="gr1" draw:text-style-name="P1" draw:layer="layout" svg:width="3.316cm" svg:height="2.046cm" svg:x="9.313cm" svg:y="15.375cm" svg:viewBox="0 0 3317 2047" svg:d="M3317 1024c0 565-742 1023-1659 1023-916 0-1658-458-1658-1023 0-566 742-1024 1658-1024 917 0 1659 458 1659 1024z">
          <text:p/>
        </draw:path>
        <draw:path draw:style-name="gr2" draw:text-style-name="P2" draw:layer="layout" svg:width="3.316cm" svg:height="2.046cm" svg:x="9.313cm" svg:y="15.375cm" svg:viewBox="0 0 3317 2047" svg:d="M3317 1024c0 565-742 1023-1659 1023-916 0-1658-458-1658-1023 0-566 742-1024 1658-1024 917 0 1659 458 1659 1024z">
          <text:p/>
        </draw:path>
        <draw:frame draw:style-name="gr27" draw:text-style-name="P5" draw:layer="layout" svg:width="1.001cm" svg:height="0.662cm" svg:x="6.526cm" svg:y="16.273cm">
          <draw:text-box>
            <text:p text:style-name="P4"><text:span text:style-name="T1">4992</text:span></text:p>
          </draw:text-box>
        </draw:frame>
        <draw:polygon draw:style-name="gr14" draw:text-style-name="P9" draw:layer="layout" svg:width="3.316cm" svg:height="2.046cm" svg:x="7.337cm" svg:y="12.059cm" svg:viewBox="0 0 3317 2047" draw:points="0,0 3317,0 3317,2047 0,2047">
          <text:p/>
        </draw:polygon>
        <draw:frame draw:style-name="gr28" draw:text-style-name="P5" draw:layer="layout" svg:width="2.47cm" svg:height="0.662cm" svg:x="9.79cm" svg:y="16.008cm">
          <draw:text-box>
            <text:p text:style-name="P4"><text:span text:style-name="T1">policy_label</text:span></text:p>
          </draw:text-box>
        </draw:frame>
        <draw:path draw:style-name="gr2" draw:text-style-name="P2" draw:layer="layout" svg:width="0.563cm" svg:height="0.947cm" svg:x="7.634cm" svg:y="14.421cm" svg:viewBox="0 0 564 948" svg:d="M564 0c-189 316-386 647-564 948">
          <text:p/>
        </draw:path>
        <draw:polygon draw:style-name="gr6" draw:text-style-name="P6" draw:layer="layout" svg:width="0.317cm" svg:height="0.384cm" svg:x="8.064cm" svg:y="14.113cm" svg:viewBox="0 0 318 385" draw:points="318,0 0,223 227,152 136,304 227,152 273,385">
          <text:p/>
        </draw:polygon>
        <draw:path draw:style-name="gr2" draw:text-style-name="P2" draw:layer="layout" svg:width="0.605cm" svg:height="1.017cm" svg:x="9.792cm" svg:y="14.419cm" svg:viewBox="0 0 606 1018" svg:d="M0 0c203 340 417 699 606 1018">
          <text:p/>
        </draw:path>
        <draw:polygon draw:style-name="gr6" draw:text-style-name="P6" draw:layer="layout" svg:width="0.316cm" svg:height="0.384cm" svg:x="9.61cm" svg:y="14.113cm" svg:viewBox="0 0 317 385" draw:points="0,0 45,385 91,152 181,304 91,152 317,223">
          <text:p/>
        </draw:polygon>
        <draw:frame draw:style-name="gr29" draw:text-style-name="P5" draw:layer="layout" svg:width="1.251cm" svg:height="0.662cm" svg:x="8.396cm" svg:y="12.692cm">
          <draw:text-box>
            <text:p text:style-name="P4"><text:span text:style-name="T1">policy</text:span></text:p>
          </draw:text-box>
        </draw:frame>
        <draw:custom-shape draw:style-name="gr30" draw:text-style-name="P11" draw:layer="layout" svg:width="0.889cm" svg:height="19.685cm" svg:x="9.201cm" svg:y="35.23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1" draw:text-style-name="P12" draw:layer="layout" svg:width="1.247cm" svg:height="0.937cm" svg:x="10.598cm" svg:y="44.761cm">
          <draw:text-box>
            <text:p><text:span text:style-name="T2">X 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1cm" fo:margin-left="1.2cm" fo:margin-right="1cm" fo:page-width="14.046cm" fo:page-height="68.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0-22T18:37:29.636790950</dc:date>
    <meta:editing-duration>PT1H51M46S</meta:editing-duration>
    <meta:editing-cycles>3</meta:editing-cycles>
    <meta:generator>LibreOffice/6.0.6.2$Linux_X86_64 LibreOffice_project/00m0$Build-2</meta:generator>
    <meta:document-statistic meta:object-count="132"/>
  </office:meta>
</office:document-meta>
</file>